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ort</text:h>
      <text:h text:style-name="Heading_20_1" text:outline-level="1">description</text:h>
      <text:h text:style-name="Heading_20_1" text:outline-level="1">analys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 Narrow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Standard" style:auto-update="true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text-transform="uppercase"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S</meta:editing-duration>
    <meta:editing-cycles>3</meta:editing-cycles>
    <meta:generator>OpenOffice/4.0.1$Win32 OpenOffice.org_project/401m5$Build-9714</meta:generator>
    <dc:date>2015-02-09T09:23:15.05</dc:date>
    <meta:document-statistic meta:table-count="0" meta:image-count="0" meta:object-count="0" meta:page-count="1" meta:paragraph-count="3" meta:word-count="3" meta:character-count="24"/>
    <dc:creator>Guillaume Heuzé</dc:creator>
    <meta:user-defined meta:name="Info 1"/>
    <meta:user-defined meta:name="Info 2"/>
    <meta:user-defined meta:name="Info 3"/>
    <meta:user-defined meta:name="Info 4"/>
  </office:meta>
</office:document-meta>
</file>